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3" style:family="table">
      <style:table-properties style:width="16.806cm" table:align="margins"/>
    </style:style>
    <style:style style:name="Таблица3.A" style:family="table-column">
      <style:table-column-properties style:column-width="4.202cm" style:rel-column-width="16383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able_20_Contents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Table_20_Contents"/>
            <table:table table:name="Таблица3" table:style-name="Таблица3">
              <table:table-column table:style-name="Таблица3.A" table:number-columns-repeated="4"/>
              <table:table-row>
                <table:table-cell table:style-name="Таблица3.A1" office:value-type="string">
                  <text:p text:style-name="P1">Name</text:p>
                </table:table-cell>
                <table:table-cell table:style-name="Таблица3.A1" office:value-type="string">
                  <text:p text:style-name="P1">Surname</text:p>
                </table:table-cell>
                <table:table-cell table:style-name="Таблица3.A1" office:value-type="string">
                  <text:p text:style-name="P1">Patronymic</text:p>
                </table:table-cell>
                <table:table-cell table:style-name="Таблица3.D1" office:value-type="string">
                  <text:p text:style-name="P1">Date</text:p>
                </table:table-cell>
              </table:table-row>
              <table:table-row>
                <table:table-cell table:style-name="Таблица3.A2" office:value-type="string">
                  <text:p text:style-name="P1">$name$</text:p>
                </table:table-cell>
                <table:table-cell table:style-name="Таблица3.A2" office:value-type="string">
                  <text:p text:style-name="P1">$surname$</text:p>
                </table:table-cell>
                <table:table-cell table:style-name="Таблица3.A2" office:value-type="string">
                  <text:p text:style-name="P1">$patronymic$</text:p>
                </table:table-cell>
                <table:table-cell table:style-name="Таблица3.D2" office:value-type="string">
                  <text:p text:style-name="P1">$date$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P2">$name$, $surname$, $patronymic$, $date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асилий Игнатов</meta:initial-creator>
    <meta:creation-date>2014-12-15T11:22:25.01</meta:creation-date>
    <dc:date>2014-12-26T17:22:57.44</dc:date>
    <meta:editing-duration>PT1M32S</meta:editing-duration>
    <meta:editing-cycles>3</meta:editing-cycles>
    <meta:generator>OpenOffice/4.1.1$Win32 OpenOffice.org_project/411m6$Build-9775</meta:generator>
    <meta:document-statistic meta:table-count="2" meta:image-count="0" meta:object-count="0" meta:page-count="1" meta:paragraph-count="9" meta:word-count="12" meta:character-count="97"/>
  </office:meta>
</office:document-meta>
</file>